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47cm" fo:min-width="27.20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8.65cm" fo:min-width="26.1cm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.754cm" fo:min-width="18.99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6.25cm" fo:min-width="26.1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754cm" fo:min-width="5.0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37cm"/>
    </style:style>
    <style:style style:name="gr7" style:family="graphic" style:parent-style-name="standard">
      <style:graphic-properties draw:fill-color="#069a2e" draw:textarea-horizontal-align="justify" draw:textarea-vertical-align="middle" draw:auto-grow-height="false" fo:min-height="1.754cm" fo:min-width="10.19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99999"/>
      <style:paragraph-properties fo:text-align="center" style:writing-mode="lr-tb"/>
    </style:style>
    <style:style style:name="P3" style:family="paragraph">
      <loext:graphic-properties draw:fill-color="#ff00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069a2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03cm" svg:height="1.997cm" draw:transform="skewX (-0.0010471975511966) translate (1cm 1cm)">
          <text:p text:style-name="P1">Title: Task Inde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6cm" svg:height="8.9cm" svg:x="1.5cm" svg:y="3.5cm">
          <text:p text:style-name="P1">List of tasks to-d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494cm" svg:height="2.004cm" svg:x="2.006cm" svg:y="4.796cm">
          <text:p text:style-name="P1">Title ----- due date/ti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6.6cm" svg:height="6.5cm" svg:x="1.5cm" svg:y="13cm">
          <text:p text:style-name="P1">List of completed task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494cm" svg:height="2.004cm" svg:x="2.006cm" svg:y="7.296cm">
          <text:p text:style-name="P1">Title ----- due date/ti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494cm" svg:height="2.004cm" svg:x="2.006cm" svg:y="9.796cm">
          <text:p text:style-name="P1">Title ----- due date/tim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08cm" svg:height="2.004cm" svg:x="22.1cm" svg:y="4.796cm">
          <text:p text:style-name="P1">Mark don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1cm" svg:height="1.187cm" svg:x="23.9cm" svg:y="5.1cm">
          <draw:text-box>
            <text:p/>
          </draw:text-box>
        </draw:frame>
        <draw:custom-shape draw:style-name="gr5" draw:text-style-name="P3" draw:layer="layout" svg:width="5.508cm" svg:height="2.004cm" svg:x="22.1cm" svg:y="7.296cm">
          <text:p text:style-name="P1">Mark don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08cm" svg:height="2.004cm" svg:x="22.1cm" svg:y="9.796cm">
          <text:p text:style-name="P1">Mark don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08cm" svg:height="2.004cm" svg:x="21.994cm" svg:y="16.9cm">
          <text:p text:style-name="P1">Mark tod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494cm" svg:height="2.004cm" svg:x="2cm" svg:y="14.396cm">
          <text:p text:style-name="P1">Title ----- due date/time ----- completed date/ti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494cm" svg:height="2.004cm" svg:x="2cm" svg:y="16.9cm">
          <text:p text:style-name="P1">Title ----- due date/time ----- completed date/time``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08cm" svg:height="2.004cm" svg:x="21.994cm" svg:y="14.4cm">
          <text:p text:style-name="P1">Mark todo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0.697cm" svg:height="2.004cm" svg:x="9.502cm" svg:y="20cm">
          <text:p text:style-name="P1">Add a new tas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15:18:32.058675173</meta:creation-date>
    <dc:date>2020-03-12T08:51:00.919182414</dc:date>
    <meta:editing-duration>P1DT9H47M</meta:editing-duration>
    <meta:editing-cycles>5</meta:editing-cycles>
    <meta:generator>LibreOffice/6.3.4.2.0$Linux_X86_64 LibreOffice_project/30$Build-2</meta:generator>
    <meta:document-statistic meta:object-count="15"/>
  </office:meta>
</office:document-meta>
</file>